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thing you know while you're doing them, you're just going to feel after its all finished. <text:s/>It doesn't exactly make you feel like a gentlemen. <text:s/>I guess it means you're really not one. <text:s/>She made the video, it was public for chrissake. <text:s/>I know, no excuse, but still.</text:p>
      <text:p text:style-name="P1">After something like that I have to go lay in my darkened room for a while, light forcing its way through the crooked-cut cardboard in pieces. <text:s/>I feel like there's light poking through me in places too, but things like this just keep it covered up. <text:s/>I'm not a sad person, or really a bad person, but I certainly have my moments. <text:s/>I decide maybe its time I try to meet someone, you know. <text:s/>I was thinking that maybe if I could connect with someone, like really connect with them, I wouldn't be stuck in these old memories all the time. <text:s/>There really are people all over the place. <text:s/>I guess I could be meeting people all the tim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2T20:10:45</meta:creation-date>
    <dc:date>2009-07-30T19:51:40</dc:date>
    <meta:editing-duration>PT05H15M28S</meta:editing-duration>
    <meta:editing-cycles>54</meta:editing-cycles>
    <meta:generator>NeoOffice/3.0$Unix OpenOffice.org_project/Patch 5</meta:generator>
    <meta:document-statistic meta:table-count="0" meta:image-count="0" meta:object-count="0" meta:page-count="1" meta:paragraph-count="2" meta:word-count="167" meta:character-count="896"/>
  </office:meta>
</office:document-meta>
</file>